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dad9" officeooo:paragraph-rsid="000cdad9"/>
    </style:style>
    <style:style style:name="P2" style:family="paragraph" style:parent-style-name="Standard">
      <style:text-properties style:text-underline-style="solid" style:text-underline-width="auto" style:text-underline-color="font-color" officeooo:rsid="000cdad9" officeooo:paragraph-rsid="000cdad9"/>
    </style:style>
    <style:style style:name="P3" style:family="paragraph" style:parent-style-name="Standard">
      <style:text-properties officeooo:rsid="000e84a4" officeooo:paragraph-rsid="000e84a4"/>
    </style:style>
    <style:style style:name="P4" style:family="paragraph" style:parent-style-name="Standard">
      <style:text-properties style:text-underline-style="none" officeooo:rsid="00117c09" officeooo:paragraph-rsid="00149499"/>
    </style:style>
    <style:style style:name="P5" style:family="paragraph" style:parent-style-name="Standard">
      <style:text-properties fo:font-style="italic" style:text-underline-style="none" officeooo:rsid="0013204e" officeooo:paragraph-rsid="0013204e" style:font-style-asian="italic" style:font-style-complex="italic"/>
    </style:style>
    <style:style style:name="T1" style:family="text">
      <style:text-properties officeooo:rsid="00149499"/>
    </style:style>
    <style:style style:name="T2" style:family="text">
      <style:text-properties officeooo:rsid="001582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4">→ p<text:span text:style-name="T1">ip install requirement</text:span></text:p>
      <text:p text:style-name="P4">À régler.. problème de compatibilité pour le module sentence_transformers…</text:p>
      <text:p text:style-name="P4"/>
      <text:p text:style-name="P4">→ <text:span text:style-name="T1">les données à telecharger (ok)</text:span></text:p>
      <text:p text:style-name="P4"/>
      <text:p text:style-name="P4">→ <text:span text:style-name="T1">les scripts à rendre executable</text:span></text:p>
      <text:p text:style-name="P4"/>
      <text:p text:style-name="P4">→ <text:span text:style-name="T2">ça tourne mais ça va etre looong … a voir quel GPU on utilise // cb d’epochs on met pour que ça aille plus vite </text:span></text:p>
      <text:p text:style-name="P5"/>
      <text:p text:style-name="P2">Resultats à reproduire :</text:p>
      <text:p text:style-name="P1"/>
      <text:p text:style-name="P1">→jeu de données MNIST</text:p>
      <text:p text:style-name="P1"/>
      <text:p text:style-name="P1">→ jeu de données IMDB and WINES</text:p>
      <text:p text:style-name="P1"/>
      <text:p text:style-name="P1">→ CIFAR </text:p>
      <text:p text:style-name="P1"/>
      <text:p text:style-name="P3">+in-depth analysis ?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9T23:17:16.763226487</meta:creation-date>
    <dc:date>2023-01-30T00:44:53.747770910</dc:date>
    <meta:editing-duration>PT26M2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71" meta:character-count="383" meta:non-whitespace-character-count="319"/>
  </office:meta>
</office:document-meta>
</file>